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601cm"/>
      <style:paragraph-properties style:writing-mode="lr-tb"/>
    </style:style>
    <style:style style:name="gr3" style:family="graphic" style:parent-style-name="standard">
      <style:graphic-properties draw:stroke="none" draw:fill="none" fo:min-height="7.166cm"/>
      <style:paragraph-properties style:writing-mode="lr-tb"/>
    </style:style>
    <style:style style:name="gr4" style:family="graphic" style:parent-style-name="standard">
      <style:graphic-properties draw:stroke="none" draw:fill="none" fo:min-height="7.56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Logging Go Program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ging in Gola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standard library package log provides a basic infrastructure for log management in GO language that can be used for logging our GO programs. The main purpose of logging is to get a trace of what's happening in the program, where it's happening, and when it's happening. Logs can be providing code tracing, profiling, and analytics. Logging(eyes and ears of a programmer) is a way to find those bugs and learn more about how the program is functioning.</text:p>
              </text:list-item>
            </text:list>
          </draw:text-box>
        </draw:frame>
        <draw:frame draw:style-name="gr2" draw:text-style-name="P3" draw:layer="layout" svg:width="8.653cm" svg:height="3.851cm" svg:x="10.547cm" svg:y="12.2cm">
          <draw:text-box>
            <text:p text:style-name="P2"><text:span text:style-name="T1">import (</text:span></text:p>
            <text:p text:style-name="P2"><text:span text:style-name="T1"><text:s text:c="8"/></text:span><text:span text:style-name="T1">"log"</text:span></text:p>
            <text:p text:style-name="P2"><text:span text:style-name="T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mple Cod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5.319cm" svg:height="7.416cm" svg:x="6.431cm" svg:y="4.198cm">
          <draw:text-box>
            <text:p text:style-name="P2">// Program in GO language to demonstrates how to use base log package.</text:p>
            <text:p text:style-name="P2">package main</text:p>
            <text:p text:style-name="P2">import (</text:p>
            <text:p text:style-name="P2"><text:s text:c="8"/>"log" <text:s text:c="10"/></text:p>
            <text:p text:style-name="P2">)</text:p>
            <text:p text:style-name="P2">func init(){</text:p>
            <text:p text:style-name="P2"><text:s text:c="8"/>log.SetPrefix("LOG: ")</text:p>
            <text:p text:style-name="P2"><text:s text:c="8"/>log.SetFlags(log.Ldate | log.Lmicroseconds | log.Llongfile)</text:p>
            <text:p text:style-name="P2"><text:s text:c="8"/>log.Println("init started")</text:p>
            <text:p text:style-name="P2">}</text:p>
            <text:p text:style-name="P2">func main() {</text:p>
            <text:p text:style-name="P2">// Println writes to the standard logger.</text:p>
            <text:p text:style-name="P2"><text:s text:c="8"/>log.Println("main started")</text:p>
            <text:p text:style-name="P2">// Fatalln is Println() followed by a call to os.Exit(1)</text:p>
            <text:p text:style-name="P2"><text:s text:c="8"/>log.Fatalln("fatal message")</text:p>
            <text:p text:style-name="P2">// Panicln is Println() followed by a call to panic()</text:p>
            <text:p text:style-name="P2"><text:s text:c="8"/>log.Panicln("panic message"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mple Co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4.683cm" svg:height="7.814cm" svg:x="6.749cm" svg:y="3.999cm">
          <draw:text-box>
            <text:p text:style-name="P2">// Program in GO language with real world example of logging.</text:p>
            <text:p text:style-name="P2">package main</text:p>
            <text:p text:style-name="P2">import (</text:p>
            <text:p text:style-name="P2">"log"</text:p>
            <text:p text:style-name="P2">"net/smtp"</text:p>
            <text:p text:style-name="P2">)</text:p>
            <text:p text:style-name="P2">func init(){</text:p>
            <text:p text:style-name="P2"><text:s text:c="8"/>log.SetPrefix("TRACE: ")</text:p>
            <text:p text:style-name="P2"><text:s text:c="8"/>log.SetFlags(log.Ldate | log.Lmicroseconds | log.Llongfile)</text:p>
            <text:p text:style-name="P2"><text:s text:c="8"/>log.Println("init started")</text:p>
            <text:p text:style-name="P2">}</text:p>
            <text:p text:style-name="P2">func main() {</text:p>
            <text:p text:style-name="P2">// Connect to the remote SMTP server.</text:p>
            <text:p text:style-name="P2">client, err := smtp.Dial("smtp.smail.com:25")</text:p>
            <text:p text:style-name="P2"><text:s text:c="8"/>if err != nil { </text:p>
            <text:p text:style-name="P2"><text:s text:c="16"/>log.Fatalln(err)</text:p>
            <text:p text:style-name="P2"><text:s text:c="8"/>}</text:p>
            <text:p text:style-name="P2">client.Data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2:14:30.471203996</meta:creation-date>
    <dc:date>2021-02-04T12:18:57.169578529</dc:date>
    <meta:editing-duration>PT8S</meta:editing-duration>
    <meta:editing-cycles>1</meta:editing-cycles>
    <meta:document-statistic meta:object-count="40"/>
    <meta:generator>LibreOffice/6.4.6.2$Linux_X86_64 LibreOffice_project/40$Build-2</meta:generator>
  </office:meta>
</office:document-meta>
</file>